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Black" svg:font-family="'Arial Black'" style:font-family-generic="roman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erminal" svg:font-family="Terminal" style:font-family-generic="roman" style:font-pitch="variable"/>
    <style:font-face style:name="Txt_IV50" svg:font-family="Txt_IV50" style:font-pitch="variable"/>
    <style:font-face style:name="Wingdings" svg:font-family="Wingdings" style:font-family-generic="roman" style:font-pitch="variable"/>
    <style:font-face style:name="ZX-Spectrum" svg:font-family="ZX-Spectrum" style:font-family-generic="roman" style:font-pitch="variable"/>
    <style:font-face style:name="ZX-Spectrum1" svg:font-family="ZX-Spectrum" style:font-family-generic="swiss" style:font-pitch="variable"/>
    <style:font-face style:name="ZX-Spectrum2" svg:font-family="ZX-Spectrum" style:font-adornments="Regular" style:font-family-generic="swiss" style:font-pitch="variable"/>
  </office:font-face-decls>
  <office:automatic-styles>
    <style:style style:name="P1" style:family="paragraph" style:parent-style-name="Standard">
      <style:text-properties officeooo:rsid="001f5ba3" officeooo:paragraph-rsid="001f5ba3"/>
    </style:style>
    <style:style style:name="P2" style:family="paragraph" style:parent-style-name="Standard">
      <style:text-properties style:font-name="Txt_IV50" officeooo:rsid="001f5ba3" officeooo:paragraph-rsid="001f5ba3"/>
    </style:style>
    <style:style style:name="P3" style:family="paragraph" style:parent-style-name="Standard">
      <style:text-properties style:font-name="Arial Black1" officeooo:rsid="001f5ba3" officeooo:paragraph-rsid="001f5ba3"/>
    </style:style>
    <style:style style:name="P4" style:family="paragraph" style:parent-style-name="Standard">
      <style:text-properties style:font-name="Arial Black1" fo:font-size="14pt" officeooo:rsid="001f5ba3" officeooo:paragraph-rsid="001f5ba3" style:font-size-asian="14pt" style:font-size-complex="14pt"/>
    </style:style>
    <style:style style:name="P5" style:family="paragraph" style:parent-style-name="Standard">
      <style:text-properties style:font-name="Arial Black1" officeooo:rsid="0020b800" officeooo:paragraph-rsid="0020b800"/>
    </style:style>
    <style:style style:name="P6" style:family="paragraph" style:parent-style-name="Standard">
      <style:text-properties fo:font-size="10pt" officeooo:rsid="001f5ba3" officeooo:paragraph-rsid="001f5ba3" style:font-size-asian="10pt" style:font-size-complex="10pt"/>
    </style:style>
    <style:style style:name="P7" style:family="paragraph" style:parent-style-name="Standard">
      <style:text-properties fo:font-size="14pt" officeooo:paragraph-rsid="001f5ba3" style:font-size-asian="14pt" style:font-size-complex="14pt"/>
    </style:style>
    <style:style style:name="P8" style:family="paragraph" style:parent-style-name="Standard">
      <style:text-properties fo:font-size="14pt" officeooo:rsid="001f5ba3" officeooo:paragraph-rsid="001f5ba3" style:font-size-asian="14pt" style:font-size-complex="14pt"/>
    </style:style>
    <style:style style:name="P9" style:family="paragraph" style:parent-style-name="ZX">
      <style:text-properties style:font-name="Arial Black1" fo:font-size="14pt" officeooo:paragraph-rsid="001f5ba3" style:font-size-asian="14pt" style:font-size-complex="14pt"/>
    </style:style>
    <style:style style:name="P10" style:family="paragraph" style:parent-style-name="ZX">
      <style:text-properties fo:font-size="14pt" style:font-size-asian="14pt" style:font-size-complex="14pt"/>
    </style:style>
    <style:style style:name="P11" style:family="paragraph" style:parent-style-name="ZX">
      <style:text-properties fo:font-size="14pt" officeooo:paragraph-rsid="001f5ba3" style:font-size-asian="14pt" style:font-size-complex="14pt"/>
    </style:style>
    <style:style style:name="T1" style:family="text">
      <style:text-properties fo:font-size="13.5pt" style:font-size-asian="13.5pt"/>
    </style:style>
    <style:style style:name="T2" style:family="text">
      <style:text-properties officeooo:rsid="001f5ba3"/>
    </style:style>
    <style:style style:name="T3" style:family="text">
      <style:text-properties officeooo:rsid="001f5ba3" loext:padding="0cm" loext:border="0.51pt solid #000000"/>
    </style:style>
    <style:style style:name="T4" style:family="text">
      <style:text-properties fo:color="#000000" loext:opacity="100%" style:font-name="ZX-Spectrum1" loext:padding="0cm" loext:border="0.51pt solid #000000"/>
    </style:style>
    <style:style style:name="T5" style:family="text">
      <style:text-properties loext:padding="0cm" loext:border="0.06pt solid #000000"/>
    </style:style>
    <style:style style:name="T6" style:family="text">
      <style:text-properties style:font-name="Arial Black1"/>
    </style:style>
    <style:style style:name="T7" style:family="text">
      <style:text-properties style:font-name="Arial Black1" officeooo:rsid="001f5ba3"/>
    </style:style>
    <style:style style:name="T8" style:family="text">
      <style:text-properties style:font-name="Arial Black1" fo:font-size="14.5pt" officeooo:rsid="001f5ba3" style:font-size-asian="14.5pt"/>
    </style:style>
    <style:style style:name="T9" style:family="text">
      <style:text-properties fo:font-size="14.5pt" style:font-size-asian="14.5pt"/>
    </style:style>
    <style:style style:name="T10" style:family="text">
      <style:text-properties loext:padding="0cm" loext:border="0.51pt solid #000000"/>
    </style:style>
    <style:style style:name="T11" style:family="text">
      <style:text-properties style:font-name="Arial Black2" fo:font-weight="900" officeooo:rsid="001f5ba3"/>
    </style:style>
    <style:style style:name="T12" style:family="text">
      <style:text-properties style:font-name="Arial Black"/>
    </style:style>
    <style:style style:name="T13" style:family="text">
      <style:text-properties style:font-name="Arial Black" fo:font-size="10pt" style:font-size-asian="10pt"/>
    </style:style>
    <style:style style:name="T14" style:family="text">
      <style:text-properties style:font-name="Arial Black" fo:font-size="15pt" style:font-size-asian="15pt" style:font-size-complex="15pt"/>
    </style:style>
    <style:style style:name="T15" style:family="text">
      <style:text-properties style:font-name="Arial Black" fo:font-size="15pt" officeooo:rsid="001f5ba3" style:font-size-asian="15pt" style:font-size-complex="15pt"/>
    </style:style>
    <style:style style:name="T16" style:family="text">
      <style:text-properties style:font-name="Arial Black" officeooo:rsid="001f5ba3"/>
    </style:style>
    <style:style style:name="T17" style:family="text">
      <style:text-properties style:font-name="Wingdings"/>
    </style:style>
    <style:style style:name="T18" style:family="text">
      <style:text-properties style:font-name="Wingdings" fo:font-size="13pt" style:font-size-asian="13pt" style:font-size-complex="15pt"/>
    </style:style>
    <style:style style:name="T19" style:family="text">
      <style:text-properties style:text-position="super 58%" fo:font-size="14.5pt" style:font-size-asian="14.5pt"/>
    </style:style>
    <style:style style:name="T20" style:family="text">
      <style:text-properties style:text-position="sub 58%" fo:font-size="14.5pt" style:font-size-asian="14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1">1,!,</text:span><text:span text:style-name="T4">Å</text:span></text:p>
      <text:p text:style-name="P10"><text:span text:style-name="T7">2,@,</text:span><text:span text:style-name="T10">ı</text:span></text:p>
      <text:p text:style-name="P10"><text:span text:style-name="T7">3,#,</text:span><text:span text:style-name="T10">Ç</text:span></text:p>
      <text:p text:style-name="P10"><text:span text:style-name="T7">4,$,</text:span><text:span text:style-name="T10">Î</text:span></text:p>
      <text:p text:style-name="P10"><text:span text:style-name="T7">5,%,</text:span><text:span text:style-name="T10">‰</text:span></text:p>
      <text:p text:style-name="P10"><text:span text:style-name="T7">6,&amp;,</text:span><text:span text:style-name="T10">Ï</text:span></text:p>
      <text:p text:style-name="P10"><text:span text:style-name="T7">7,‘,</text:span><text:span text:style-name="T5">Ì</text:span></text:p>
      <text:p text:style-name="P9">8,<text:span text:style-name="T2">(</text:span></text:p>
      <text:p text:style-name="P11"><text:span text:style-name="T6">9,</text:span><text:span text:style-name="T7">)</text:span> </text:p>
      <text:p text:style-name="P10"><text:span text:style-name="T7">0,-,</text:span><text:span text:style-name="T3"> </text:span></text:p>
      <text:p text:style-name="P4">Q<text:line-break/>W</text:p>
      <text:p text:style-name="P4">R,&lt;</text:p>
      <text:p text:style-name="P4">T,&gt;</text:p>
      <text:p text:style-name="P4">Y,[</text:p>
      <text:p text:style-name="P4">U,]</text:p>
      <text:p text:style-name="P7"><text:span text:style-name="T7">I,</text:span><text:span text:style-name="T12">©</text:span></text:p>
      <text:p text:style-name="P8"><text:span text:style-name="T12">O,;</text:span></text:p>
      <text:p text:style-name="P8"><text:span text:style-name="T12">P,”</text:span></text:p>
      <text:p text:style-name="P8"><text:span text:style-name="T12">A,~<text:line-break/>S,|</text:span></text:p>
      <text:p text:style-name="P8"><text:span text:style-name="T12">D,\</text:span></text:p>
      <text:p text:style-name="P8"><text:span text:style-name="T12">F,{</text:span></text:p>
      <text:p text:style-name="P8"><text:span text:style-name="T12">G,}</text:span></text:p>
      <text:p text:style-name="P7"><text:span text:style-name="T16">H,</text:span><text:span text:style-name="T17"></text:span></text:p>
      <text:p text:style-name="P8"><text:span text:style-name="T12">J,-<text:line-break/>K,+</text:span></text:p>
      <text:p text:style-name="P8"><text:span text:style-name="T12">L,=<text:line-break/>Z,:</text:span></text:p>
      <text:p text:style-name="P8"><text:span text:style-name="T12">X,£</text:span></text:p>
      <text:p text:style-name="P8"><text:span text:style-name="T12">C,?</text:span></text:p>
      <text:p text:style-name="P8"><text:span text:style-name="T12">V,/</text:span></text:p>
      <text:p text:style-name="P8"><text:span text:style-name="T12">B,*</text:span></text:p>
      <text:p text:style-name="P8"><text:span text:style-name="T12">N,,</text:span></text:p>
      <text:p text:style-name="P8"><text:span text:style-name="T12">M,.</text:span></text:p>
      <text:p text:style-name="P6"><text:span text:style-name="T12">SYMBOL SHIFT</text:span></text:p>
      <text:p text:style-name="P5"><text:span text:style-name="T9">A</text:span><text:span text:style-name="T19">2</text:span><text:span text:style-name="T20">3</text:span></text:p>
      <text:p text:style-name="P3"><text:soft-page-break/><text:span text:style-name="T9"/></text:p>
      <text:p text:style-name="P1"/>
      <text:p text:style-name="P2"><text:span text:style-name="T1"/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Black" svg:font-family="'Arial Black'" style:font-family-generic="roman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erminal" svg:font-family="Terminal" style:font-family-generic="roman" style:font-pitch="variable"/>
    <style:font-face style:name="Txt_IV50" svg:font-family="Txt_IV50" style:font-pitch="variable"/>
    <style:font-face style:name="Wingdings" svg:font-family="Wingdings" style:font-family-generic="roman" style:font-pitch="variable"/>
    <style:font-face style:name="ZX-Spectrum" svg:font-family="ZX-Spectrum" style:font-family-generic="roman" style:font-pitch="variable"/>
    <style:font-face style:name="ZX-Spectrum1" svg:font-family="ZX-Spectrum" style:font-family-generic="swiss" style:font-pitch="variable"/>
    <style:font-face style:name="ZX-Spectrum2" svg:font-family="ZX-Spectrum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ZX" style:family="paragraph" style:parent-style-name="Standard">
      <style:text-properties style:font-name="ZX-Spectrum2" fo:font-family="ZX-Spectrum" style:font-style-name="Regular" style:font-family-generic="swiss" style:font-pitch="variable" fo:font-weight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2T18:36:34.553000000</meta:creation-date>
    <dc:date>2023-03-23T00:12:35.539000000</dc:date>
    <meta:editing-duration>PT5H36M</meta:editing-duration>
    <meta:editing-cycles>2</meta:editing-cycles>
    <meta:generator>LibreOffice/7.4.2.3$Windows_X86_64 LibreOffice_project/382eef1f22670f7f4118c8c2dd222ec7ad009daf</meta:generator>
    <meta:print-date>2023-03-22T19:18:23.798000000</meta:print-date>
    <meta:document-statistic meta:table-count="0" meta:image-count="0" meta:object-count="0" meta:page-count="2" meta:paragraph-count="33" meta:word-count="39" meta:character-count="137" meta:non-whitespace-character-count="130"/>
  </office:meta>
</office:document-meta>
</file>